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text-properties officeooo:paragraph-rsid="0017a78a"/>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Discussion - Seeding and Nurturing Community Game Making Practices to Facilitate Learner Agency</text:p>
      <text:list text:style-name="L1">
        <text:list-item>
          <text:p text:style-name="P4"><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5"><text:a xlink:type="simple" xlink:href="#research-questions---april-2024" text:style-name="Internet_20_link" text:visited-style-name="Visited_20_Internet_20_Link"><text:span text:style-name="Definition">Research Questions - April 2024</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notes-on-structure-of-the-chapter" text:style-name="Internet_20_link" text:visited-style-name="Visited_20_Internet_20_Link"><text:span text:style-name="Definition">Notes on structure of the chapter</text:span></text:a></text:p>
                </text:list-item>
              </text:list>
            </text:list-item>
            <text:list-item>
              <text:p text:style-name="P5"><text:a xlink:type="simple" xlink:href="#discussion-on-authenticity-and-personal-dimension" text:style-name="Internet_20_link" text:visited-style-name="Visited_20_Internet_20_Link"><text:span text:style-name="Definition">Discussion on Authenticity and Personal Dimension</text:span></text:a></text:p>
              <text:list text:style-name="L4">
                <text:list-item>
                  <text:p text:style-name="P7"><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item>
                <text:list-item>
                  <text:p text:style-name="P7"><text:a xlink:type="simple" xlink:href="#barriers-and-tensions-associated-with-authenticity-of-audience---move-to-a-cultural-section" text:style-name="Internet_20_link" text:visited-style-name="Visited_20_Internet_20_Link"><text:span text:style-name="Definition">Barriers and tensions associated with authenticity of audience - MOVE TO A CULTURAL SECTION?</text:span></text:a></text:p>
                  <text:list text:style-name="L5">
                    <text:list-item>
                      <text:p text:style-name="P8"><text:a xlink:type="simple" xlink:href="#discussion-on-dimensions-of-authenticity-and-process-drama" text:style-name="Internet_20_link" text:visited-style-name="Visited_20_Internet_20_Link"><text:span text:style-name="Definition">Discussion on dimensions of authenticity and Process Drama</text:span></text:a></text:p>
                    </text:list-item>
                  </text:list>
                </text:list-item>
              </text:list>
            </text:list-item>
            <text:list-item>
              <text:p text:style-name="P5"><text:a xlink:type="simple" xlink:href="#guided-participation-dimension" text:style-name="Internet_20_link" text:visited-style-name="Visited_20_Internet_20_Link"><text:span text:style-name="Definition">Guided Participation Dimension</text:span></text:a></text:p>
              <text:list text:style-name="L6">
                <text:list-item>
                  <text:p text:style-name="P9"><text:a xlink:type="simple" xlink:href="#flexible-design-practices" text:style-name="Internet_20_link" text:visited-style-name="Visited_20_Internet_20_Link"><text:span text:style-name="Definition">Flexible design practices</text:span></text:a></text:p>
                  <text:list text:style-name="L7">
                    <text:list-item>
                      <text:p text:style-name="P10"><text:a xlink:type="simple" xlink:href="#encouraging-peer-learning-and-varied-working-practices" text:style-name="Internet_20_link" text:visited-style-name="Visited_20_Internet_20_Link"><text:span text:style-name="Definition">Encouraging peer learning and varied working practices</text:span></text:a></text:p>
                    </text:list-item>
                    <text:list-item>
                      <text:p text:style-name="P10"><text:a xlink:type="simple" xlink:href="#beyond-design-cycle-stages" text:style-name="Internet_20_link" text:visited-style-name="Visited_20_Internet_20_Link"><text:span text:style-name="Definition">Beyond design cycle stages</text:span></text:a></text:p>
                    </text:list-item>
                    <text:list-item>
                      <text:p text:style-name="P10"><text:a xlink:type="simple" xlink:href="#supporting-digitalgame-jamming" text:style-name="Internet_20_link" text:visited-style-name="Visited_20_Internet_20_Link"><text:span text:style-name="Definition">Supporting Digital/Game Jamming</text:span></text:a></text:p>
                    </text:list-item>
                    <text:list-item>
                      <text:p text:style-name="P10"><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
            </text:list-item>
            <text:list-item>
              <text:p text:style-name="P5"><text:a xlink:type="simple" xlink:href="#discussion-on-emerging-cultural-practices-cultural-dimension" text:style-name="Internet_20_link" text:visited-style-name="Visited_20_Internet_20_Link"><text:span text:style-name="Definition">Discussion on emerging cultural practices (cultural dimension)</text:span></text:a></text:p>
              <text:list text:style-name="L8">
                <text:list-item>
                  <text:p text:style-name="P11"><text:a xlink:type="simple" xlink:href="#introduced-and-emergent-activity" text:style-name="Internet_20_link" text:visited-style-name="Visited_20_Internet_20_Link"><text:span text:style-name="Definition">Introduced and emergent activity</text:span></text:a></text:p>
                </text:list-item>
                <text:list-item>
                  <text:p text:style-name="P11"><text:a xlink:type="simple" xlink:href="#discussion-on-game-maker-types-and-process-drama" text:style-name="Internet_20_link" text:visited-style-name="Visited_20_Internet_20_Link"><text:span text:style-name="Definition">Discussion on Game Maker types and process drama</text:span></text:a></text:p>
                  <text:list text:style-name="L9">
                    <text:list-item>
                      <text:p text:style-name="P12"><text:a xlink:type="simple" xlink:href="#player-types" text:style-name="Internet_20_link" text:visited-style-name="Visited_20_Internet_20_Link"><text:span text:style-name="Definition">Player types</text:span></text:a></text:p>
                    </text:list-item>
                    <text:list-item>
                      <text:p text:style-name="P12"><text:a xlink:type="simple" xlink:href="#drama-process-and-side-missions" text:style-name="Internet_20_link" text:visited-style-name="Visited_20_Internet_20_Link"><text:span text:style-name="Definition">Drama process and side missions</text:span></text:a></text:p>
                    </text:list-item>
                  </text:list>
                </text:list-item>
                <text:list-item>
                  <text:p text:style-name="P11"><text:a xlink:type="simple" xlink:href="#playtesting" text:style-name="Internet_20_link" text:visited-style-name="Visited_20_Internet_20_Link"><text:span text:style-name="Definition">Playtesting</text:span></text:a></text:p>
                  <text:list text:style-name="L10">
                    <text:list-item>
                      <text:p text:style-name="P13"><text:a xlink:type="simple" xlink:href="#playtesting-as-a-cultural-process" text:style-name="Internet_20_link" text:visited-style-name="Visited_20_Internet_20_Link"><text:span text:style-name="Definition">Playtesting as a cultural process</text:span></text:a></text:p>
                    </text:list-item>
                    <text:list-item>
                      <text:p text:style-name="P13"><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3"><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13"><text:a xlink:type="simple" xlink:href="#restricted-vs-extended-community---e.g.-why-not-engage-with-a-wider-online-community" text:style-name="Internet_20_link" text:visited-style-name="Visited_20_Internet_20_Link"><text:span text:style-name="Definition">Restricted vs extended community - e.g. why not engage with a wider online community? ?</text:span></text:a></text:p>
                    </text:list-item>
                  </text:list>
                </text:list-item>
                <text:list-item>
                  <text:p text:style-name="P11"><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11">
                    <text:list-item>
                      <text:p text:style-name="P14"><text:a xlink:type="simple" xlink:href="#summary-home-funds-and-rqs" text:style-name="Internet_20_link" text:visited-style-name="Visited_20_Internet_20_Link"><text:span text:style-name="Definition">Summary: Home Funds and RQs</text:span></text:a></text:p>
                    </text:list-item>
                  </text:list>
                </text:list-item>
                <text:list-item>
                  <text:p text:style-name="P11"><text:a xlink:type="simple" xlink:href="#discussion-on-drama-process" text:style-name="Internet_20_link" text:visited-style-name="Visited_20_Internet_20_Link"><text:span text:style-name="Definition">Discussion on Drama Process</text:span></text:a></text:p>
                  <text:list text:style-name="L12">
                    <text:list-item>
                      <text:p text:style-name="P15"><text:a xlink:type="simple" xlink:href="#discussion-on-reflecting-in-role" text:style-name="Internet_20_link" text:visited-style-name="Visited_20_Internet_20_Link"><text:span text:style-name="Definition">Discussion on reflecting in role</text:span></text:a></text:p>
                    </text:list-item>
                    <text:list-item>
                      <text:p text:style-name="P15"><text:a xlink:type="simple" xlink:href="#discussion-on-mediated-chat-and-potential-for-addressing-contradictions-in-activity" text:style-name="Internet_20_link" text:visited-style-name="Visited_20_Internet_20_Link"><text:span text:style-name="Definition">Discussion on mediated chat and potential for addressing contradictions in activity</text:span></text:a></text:p>
                    </text:list-item>
                  </text:list>
                </text:list-item>
              </text:list>
            </text:list-item>
            <text:list-item>
              <text:p text:style-name="P5"><text:a xlink:type="simple" xlink:href="#discussion-on-designing-for-learner-agency" text:style-name="Internet_20_link" text:visited-style-name="Visited_20_Internet_20_Link"><text:span text:style-name="Definition">Discussion on designing for learner agency</text:span></text:a></text:p>
              <text:list text:style-name="L13">
                <text:list-item>
                  <text:p text:style-name="P16"><text:a xlink:type="simple" xlink:href="#nurturing-agency-by-creating-space-for-emergent-practices" text:style-name="Internet_20_link" text:visited-style-name="Visited_20_Internet_20_Link"><text:soft-page-break/><text:span text:style-name="Definition">Nurturing agency by creating space for emergent practices</text:span></text:a></text:p>
                </text:list-item>
                <text:list-item>
                  <text:p text:style-name="P16"><text:a xlink:type="simple" xlink:href="#positive-affective-space-within-a-drama-process" text:style-name="Internet_20_link" text:visited-style-name="Visited_20_Internet_20_Link"><text:span text:style-name="Definition">Positive affective space within a drama process</text:span></text:a></text:p>
                </text:list-item>
                <text:list-item>
                  <text:p text:style-name="P16"><text:a xlink:type="simple" xlink:href="#the-freedoms-and-restrictions-of-playgrounds" text:style-name="Internet_20_link" text:visited-style-name="Visited_20_Internet_20_Link"><text:span text:style-name="Definition">The freedoms and restrictions of playgrounds</text:span></text:a></text:p>
                </text:list-item>
                <text:list-item>
                  <text:p text:style-name="P16"><text:a xlink:type="simple" xlink:href="#extending-the-metaphor---anchoring-in-sheltered-harbours" text:style-name="Internet_20_link" text:visited-style-name="Visited_20_Internet_20_Link"><text:span text:style-name="Definition">Extending the metaphor - anchoring in sheltered harbours</text:span></text:a></text:p>
                  <text:list text:style-name="L14">
                    <text:list-item>
                      <text:p text:style-name="P17"><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
                </text:list-item>
              </text:list>
            </text:list-item>
            <text:list-item>
              <text:p text:style-name="P5"><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introduction"/>Introduction<text:bookmark-end text:name="introduction"/></text:h>
      <text:p text:style-name="First_20_paragraph">This chapter explores the development of the emerging game making through the lens of the cultural and community activit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tools of this game making program, particularly in reference to the building of agency? Thus mostly addressing RQ4. However to do this, the chapter builds on the work of previous chapters and in doing so discusses aspects of all three research questions.</text:p>
      <text:p text:style-name="Text_20_body">Chapter four detailed and overall design context, tensions and evolution of tool use. It began to examine the impact of the design decision and scaffolding approaches to tool use. A discussion here deepens this analysis in particular in relation to the</text:p>
      <text:p text:style-name="Text_20_body">A later section explores the community behaviour of the group of game makers and some of the specifics of their design processes. The processes include: emerging use of narratives and graphics which drawing on home funds of knowledge; playtesting as a social process; play testing and embodied participation in the games of others; community concepts and norming behaviour emerging during playtesting; the development of flexible divisions of labour;</text:p>
      <text:p text:style-name="Text_20_body">The chapter then begins a broader discussion on wider concerns of designing for learner agency.</text:p>
      <text:p text:style-name="Text_20_body">Here I synthesise analysis on processes which support learners to develop agency in this game making community and the role of different levels of authenticity.</text:p>
      <text:h text:style-name="Heading_20_2" text:outline-level="2"><text:bookmark-start text:name="discussion-on-authenticity-and-personal-dimension"/><text:soft-page-break/>Discussion on Authenticity and Personal Dimension<text:bookmark-end text:name="discussion-on-authenticity-and-personal-dimension"/></text:h>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kuuxfith&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EoFPohbG8a"/>(Resnick et al., 2005)<text:reference-mark-end text:name="ZOTERO_ITEM CSL_CITATION {&quot;citationID&quot;:&quot;kuuxfith&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EoFPohbG8a"/>.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citationID&quot;:&quot;pagduek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9voKfXiwQN"/>(Resnick and Silverman, 2005)<text:reference-mark-end text:name="ZOTERO_ITEM CSL_CITATION {&quot;citationID&quot;:&quot;pagduek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9voKfXiwQN"/>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text:soft-page-break/>documentation and moving beyond existing templates. The experience may be involve choppier waters but the tools and processes remain familiar.</text:p>
      <text:p text:style-name="P20">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zhunukxh&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j8VrbwcTtu"/>(Matusov et al., 2016:433)<text:reference-mark-end text:name="ZOTERO_ITEM CSL_CITATION {&quot;citationID&quot;:&quot;zhunukxh&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j8VrbwcTtu"/>. I now turn to explore tool use to engendering authorial and transformative agency <text:reference-mark-start text:name="ZOTERO_ITEM CSL_CITATION {&quot;citationID&quot;:&quot;jbalbgzx&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wENxG9m0X6"/><text:span text:style-name="T8">(Engeström, 2006; Haapasaari et al., 2016; Sannino et al., 2016)</text:span><text:reference-mark-end text:name="ZOTERO_ITEM CSL_CITATION {&quot;citationID&quot;:&quot;jbalbgzx&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wENxG9m0X6"/>.</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citationID&quot;:&quot;yyshtqjr&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mnGePV4lHw"/>(2008)<text:reference-mark-end text:name="ZOTERO_ITEM CSL_CITATION {&quot;citationID&quot;:&quot;yyshtqjr&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mnGePV4lHw"/>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prwlykvr&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UQFREGxFaz"/>(Sannino, 2015)<text:reference-mark-end text:name="ZOTERO_ITEM CSL_CITATION {&quot;citationID&quot;:&quot;prwlykvr&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UQFREGxFaz"/> work on the volitional aspect of the process of double stimulation cautions ‘double stimulation cannot be subsumed to the general idea of mediation by symbolic tools’ <text:reference-mark-start text:name="ZOTERO_ITEM CSL_CITATION {&quot;citationID&quot;:&quot;huhlfeho&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SvunXUutVu"/>(2015:2)<text:reference-mark-end text:name="ZOTERO_ITEM CSL_CITATION {&quot;citationID&quot;:&quot;huhlfeho&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SvunXUutVu"/>, it shares the a perspective that there is value in exploring the process to explore participants development of agency in professional and educational settings <text:reference-mark-start text:name="ZOTERO_ITEM CSL_CITATION {&quot;citationID&quot;:&quot;jtjhgpgd&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fy22NfDbR"/>(Sannino et al., 2016)<text:reference-mark-end text:name="ZOTERO_ITEM CSL_CITATION {&quot;citationID&quot;:&quot;jtjhgpgd&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fy22NfDbR"/>.</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D&quot;:&quot;gutrzqtc&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wCcpTZpYlS"/>(Pogue, 2017)<text:reference-mark-end text:name="ZOTERO_ITEM CSL_CITATION {&quot;citationID&quot;:&quot;gutrzqtc&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wCcpTZpYlS"/>.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THIS SHOULD SHIFT TO A CULTURAL SECTION?</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and others embracing a playfully disruptive stance. Some decided to focus extensively on the creation and implementation of graphical assets and level design. While the distributed nature of <text:soft-page-break/>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citationID&quot;:&quot;ezfxdzbw&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QvKmL1DqjG"/>(Ratto, 2011)<text:reference-mark-end text:name="ZOTERO_ITEM CSL_CITATION {&quot;citationID&quot;:&quot;ezfxdzbw&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QvKmL1DqjG"/>, a process which playfully surfaces Latour’s <text:reference-mark-start text:name="ZOTERO_ITEM CSL_CITATION {&quot;citationID&quot;:&quot;oplrcnth&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4U3CmDv5Xt"/>(Weibel and Latour, 2005; Latour, 2008)<text:reference-mark-end text:name="ZOTERO_ITEM CSL_CITATION {&quot;citationID&quot;:&quot;oplrcnth&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4U3CmDv5Xt"/>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3" text:outline-level="3"><text:bookmark-start text:name="barriers-and-tensions-associated-with-authenticity-of-audience---move-to-a-cultural-section"/>Barriers and tensions associated with authenticity of audience - MOVE TO A CULTURAL SECTION?<text:bookmark-end text:name="barriers-and-tensions-associated-with-authenticity-of-audience---move-to-a-cultural-section"/></text:h>
      <text:p text:style-name="P3">Learners may not find coding a project a motivating project if it is only a private activity with no authentic audience</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h text:style-name="Heading_20_4" text:outline-level="4"><text:bookmark-start text:name="discussion-on-dimensions-of-authenticity-and-process-drama"/><text:soft-page-break/>Discussion on dimensions of authenticity and Process Drama<text:bookmark-end text:name="discussion-on-dimensions-of-authenticity-and-process-drama"/></text:h>
      <text:p text:style-name="First_20_paragraph">Returning to the work of drama processes, Heathcote <text:reference-mark-start text:name="ZOTERO_ITEM CSL_CITATION {&quot;citationID&quot;:&quot;vztxzrme&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EMRJPXyAUz"/>(Heathcote and Bolton, 1994)<text:reference-mark-end text:name="ZOTERO_ITEM CSL_CITATION {&quot;citationID&quot;:&quot;vztxzrme&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EMRJPXyAUz"/>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gbqfqnz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08A4VZfGke"/>(Heathcote and Bolton, 1994:18)<text:reference-mark-end text:name="ZOTERO_ITEM CSL_CITATION {&quot;citationID&quot;:&quot;gbqfqnz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08A4VZfGke"/></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aipvgrmm&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3updRe40Sy"/>(Hung et al., 2006)<text:reference-mark-end text:name="ZOTERO_ITEM CSL_CITATION {&quot;citationID&quot;:&quot;aipvgrmm&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3updRe40Sy"/>.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epqsitfx&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2StzdkPebJ"/>(Disalvo et al., 2009)<text:reference-mark-end text:name="ZOTERO_ITEM CSL_CITATION {&quot;citationID&quot;:&quot;epqsitfx&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2StzdkPebJ"/>.</text:p>
      <text:p text:style-name="Text_20_body">There are examples of the authenticity of the audience being used by participants</text:p>
      <text:list text:style-name="L15">
        <text:list-item>
          <text:p text:style-name="P18">Suzanna uses the imagined audience to norm behaviour.</text:p>
        </text:list-item>
        <text:list-item>
          <text:p text:style-name="P18">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text:soft-page-break/>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2" text:outline-level="2"><text:bookmark-start text:name="guided-participation-dimension"/>Guided Participation Dimension<text:bookmark-end text:name="guided-participation-dimension"/></text:h>
      <text:h text:style-name="Heading_20_3" text:outline-level="3"><text:bookmark-start text:name="flexible-design-practices"/>Flexible design practices<text:bookmark-end text:name="flexible-design-practices"/></text:h>
      <text:h text:style-name="Heading_20_4" text:outline-level="4"><text:bookmark-start text:name="encouraging-peer-learning-and-varied-working-practices"/>Encouraging peer learning and varied working practices<text:bookmark-end text:name="encouraging-peer-learning-and-varied-working-practices"/></text:h>
      <text:p text:style-name="First_20_paragraph">CHECK FOR DUPLICATION WITH FOLLOWING SECTIONS</text:p>
      <text:p text:style-name="Text_20_body">The tension outlined concerning participant identity was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the next iteration, rather than the larger groups, smaller groups, allowing some children to work by themselves and others with parents. Avoiding large group fragmentation and encouraging freedom of participation vs benefiting from parental involvement.</text:p>
      <text:p text:style-name="Text_20_body">These tensions are mirrored in similar research and were highlighted in the practitioner interviews that I conducted.</text:p>
      <text:h text:style-name="Heading_20_4" text:outline-level="4"><text:bookmark-start text:name="beyond-design-cycle-stages"/>Beyond design cycle stages<text:bookmark-end text:name="beyond-design-cycle-stages"/></text:h>
      <text:p text:style-name="First_20_paragraph">As explored in the literature review design stages as a conceptual design tool is common in CS education, e.g. Resnick’s creative learning spiral <text:reference-mark-start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UwYEYrClbd"/>(Resnick, 2007:2)<text:reference-mark-end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UwYEYrClbd"/>.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sdrjuyxw&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qSR4cx0gMb"/>(Kuby, 2016)<text:reference-mark-end text:name="ZOTERO_ITEM CSL_CITATION {&quot;citationID&quot;:&quot;sdrjuyxw&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qSR4cx0gMb"/></text:p>
      <text:p text:style-name="Text_20_body">In a closer review of key literature claims of of the value for participants of following design cycles are implied but not supported. Instead stages is are proposed as a tool to “discusses <text:soft-page-break/>strategies for designing new technologies” <text:reference-mark-start text:name="ZOTERO_ITEM CSL_CITATION {&quot;citationID&quot;:&quot;hwmmwmhe&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HS5W0osSE7"/>(Resnick, 2007:2)<text:reference-mark-end text:name="ZOTERO_ITEM CSL_CITATION {&quot;citationID&quot;:&quot;hwmmwmhe&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HS5W0osSE7"/>. the following writing discusses the value of flexible approach to design processes observated in my research.</text:p>
      <text:h text:style-name="Heading_20_4" text:outline-level="4"><text:bookmark-start text:name="supporting-digitalgame-jamming"/>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ddjiyxqv&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MUMPz49KnT"/>(Goddard et al., 2014)<text:reference-mark-end text:name="ZOTERO_ITEM CSL_CITATION {&quot;citationID&quot;:&quot;ddjiyxqv&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MUMPz49KnT"/>.</text:p>
      <text:p text:style-name="Text_20_body">Other relevant perspectives include rhizomatic design approaches <text:reference-mark-start text:name="ZOTERO_ITEM CSL_CITATION {&quot;citationID&quot;:&quot;qjhiclyp&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F6idVRB56p"/>(de Freitas, 2012)<text:reference-mark-end text:name="ZOTERO_ITEM CSL_CITATION {&quot;citationID&quot;:&quot;qjhiclyp&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F6idVRB56p"/>. Research exists on the promise of rhizomatic approaches design thinking in creative educational programmes <text:reference-mark-start text:name="ZOTERO_ITEM CSL_CITATION {&quot;citationID&quot;:&quot;lvkgisqz&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mJfDH2nfcc"/>(Biffi et al., 2017)<text:reference-mark-end text:name="ZOTERO_ITEM CSL_CITATION {&quot;citationID&quot;:&quot;lvkgisqz&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mJfDH2nfcc"/>. However researcher identify significant competencies required including to “identify and synthesize the body of technical and even complex knowledge into a feasible structure” <text:reference-mark-start text:name="ZOTERO_ITEM CSL_CITATION {&quot;citationID&quot;:&quot;sblzsfm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AdA1MUc4vJ"/>(Biffi et al., 2017:972)<text:reference-mark-end text:name="ZOTERO_ITEM CSL_CITATION {&quot;citationID&quot;:&quot;sblzsfm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AdA1MUc4vJ"/>, which are not well-aligned with the age group of this context.</text:p>
      <text:p text:style-name="Text_20_body">Instead, I propose that the tools, process and the community in this study mutually encourage an improvisational approach often referred to as jamming.</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NOTE - Explore jamming in relation to lit review concepts and data of the chapter.</text:p>
      <text:p text:style-name="Text_20_body"><text:soft-page-break/><text:span text:style-name="T3">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citationID&quot;:&quot;urldppnp&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2D64Kg01An"/>(Aurava et al., 2021)<text:reference-mark-end text:name="ZOTERO_ITEM CSL_CITATION {&quot;citationID&quot;:&quot;urldppnp&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2D64Kg01An"/>,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ext:soft-page-break/>
        <table:table-row>
          <table:table-cell table:style-name="Table1.A1" office:value-type="string">
            <text:p text:style-name="Table_20_Contents"><text:span text:style-name="T3">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on-emerging-cultural-practices-cultural-dimension"/>Discussion on emerging cultural practices (cultural dimension)<text:bookmark-end text:name="discussion-on-emerging-cultural-practices-cultural-dimension"/></text:h>
      <text:p text:style-name="First_20_paragraph">CHECK TO SEE IF ANY SHOULD BE IN CHAPTER 4 - THAT IT IS DISCUSSION-Y ENOUGH</text:p>
      <text:p text:style-name="Text_20_body">NOTE THIS NEEDS A QUICK INTRODUCTION TO MAKE A TRANSITION - LINK THIS PART AND RECONNECT IT WITH CHAPTER 4.</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p text:style-name="Text_20_body">Planned activities introduced by myself and those by participants. However the distinction is not so neat, as explored in the last chapter. In later stages, game design patterns were collated into an organised collection with accompanying resources and a navigational menu. However, many of these patterns however, we introduced initially by participants who recognised them and wanted to add them to their own games.</text:p>
      <text:h text:style-name="Heading_20_3" text:outline-level="3"><text:bookmark-start text:name="introduced-and-emergent-activity"/>Introduced and emergent activity<text:bookmark-end text:name="introduced-and-emergent-activity"/></text:h>
      <text:p text:style-name="First_20_paragraph">The distinction between facilitator designs and emergent activities is blurred. But it bears exploration because this allows a more detailed analyis of different aspects of agency.</text:p>
      <text:list text:style-name="L16">
        <text:list-item>
          <text:p text:style-name="P19"><text:soft-page-break/>tool support and design decisions allowing greater instrumental agency</text:p>
        </text:list-item>
        <text:list-item>
          <text:p text:style-name="P19">we can see emergent use of GDPs as both practice and knowledge in the previous chapter</text:p>
        </text:list-item>
        <text:list-item>
          <text:p text:style-name="P19">summary of cultural aspects</text:p>
        </text:list-item>
      </text:list>
      <text:p text:style-name="First_20_paragraph">While the design was responsive to learner need as, The following section shifts focus to the way participants appropriate and use these practices. Some processes outlined here were very minimal in embryonic form but extended significantly by participants.</text:p>
      <text:p text:style-name="Text_20_body">However the focus should not solely rest on the emerging practices but on the measures that facilitators can encourage them. The following sections address these dimensions using a lens of inclusive pedagogy and authorial agency.</text:p>
      <text:h text:style-name="Heading_20_3" text:outline-level="3"><text:bookmark-start text:name="discussion-on-game-maker-types-and-process-drama"/>Discussion on Game Maker types and process drama<text:bookmark-end text:name="discussion-on-game-maker-types-and-process-drama"/></text:h>
      <text:p text:style-name="First_20_paragraph">Move things here -</text:p>
      <text:h text:style-name="Heading_20_4" text:outline-level="4"><text:bookmark-start text:name="player-types"/>Player types<text:bookmark-end text:name="player-types"/></text:h>
      <text:p text:style-name="First_20_paragraph">DATA REQUIRED FROM VIDEO!?</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vbcyemfv&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a48al5MSYg"/>(Sutton-smith, 2001)<text:reference-mark-end text:name="ZOTERO_ITEM CSL_CITATION {&quot;citationID&quot;:&quot;vbcyemfv&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a48al5MSYg"/>.</text:p>
      <text:p text:style-name="Text_20_body">Below I outline how I designed to encourage this behaviour.</text:p>
      <text:p text:style-name="Text_20_body">In and early tentative attempt to define in broad strokes the types of game maker behaviour and underlying goals. In doing this I have taken inspiration from Bartle’s game player types <text:reference-mark-start text:name="ZOTERO_ITEM CSL_CITATION {&quot;citationID&quot;:&quot;viffpcru&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sxby4Eqf1Z"/>(Hamari and Tuunanen, 2014)<text:reference-mark-end text:name="ZOTERO_ITEM CSL_CITATION {&quot;citationID&quot;:&quot;viffpcru&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sxby4Eqf1Z"/>. I translated player types to maker types based on notes in my observation journal and extracts from screen capture data.</text:p>
      <text:p text:style-name="Text_20_body">My rationale for this process was to promote awareness of pluralistic programming process <text:reference-mark-start text:name="ZOTERO_ITEM CSL_CITATION {&quot;citationID&quot;:&quot;ajjhtgqo&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OASuqfzWvK"/>(Papert and Turkle, 1990)<text:reference-mark-end text:name="ZOTERO_ITEM CSL_CITATION {&quot;citationID&quot;:&quot;ajjhtgqo&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OASuqfzWvK"/>. I wanted to try to communicate a message to participants that when you are learning something hard it is of value follow your own working preferences and try to discover a creative style that suits you.</text:p>
      <text:p text:style-name="Text_20_body">Limits of discussion findings - what to put in</text:p>
      <text:h text:style-name="Heading_20_4" text:outline-level="4"><text:bookmark-start text:name="drama-process-and-side-missions"/><text:soft-page-break/>Drama process and side missions<text:bookmark-end text:name="drama-process-and-side-missions"/></text:h>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h text:style-name="Heading_20_4" text:outline-level="4"><text:bookmark-start text:name="playtesting-as-a-cultural-process"/>Playtesting as a cultural process<text:bookmark-end text:name="playtesting-as-a-cultural-process"/></text:h>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text:soft-page-break/>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 described in previous chapter … mirror observations seen in the work of Rogoff and colleagues<text:reference-mark-start text:name="ZOTERO_ITEM CSL_CITATION {&quot;citationID&quot;:&quot;qnkjsurd&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d9mbCA4Ehc"/>(Rogoff, 2003)<text:reference-mark-end text:name="ZOTERO_ITEM CSL_CITATION {&quot;citationID&quot;:&quot;qnkjsurd&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d9mbCA4Ehc"/> on learning in community settings. 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h text:style-name="Heading_20_4" text:outline-level="4"><text:bookmark-start text:name="restricted-vs-extended-community---e.g.-why-not-engage-with-a-wider-online-community"/>Restricted vs extended community - e.g. why not engage with a wider online community? ?<text:bookmark-end text:name="restricted-vs-extended-community---e.g.-why-not-engage-with-a-wider-online-community"/></text:h>
      <text:p text:style-name="First_20_paragraph">Beyond technical considerations regarding scratch and use of physics, authenticity,</text:p>
      <text:p text:style-name="Text_20_body">Time consideration of the process of being involved in an online community may remove time spent doing real life playtesting.</text:p>
      <text:p text:style-name="Text_20_body">Also - the diversity of creations available on a online community could remove the more communal experience of the designed limitations.</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P3">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text:soft-page-break/>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grweirwq&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fg2lO6D0c"/>(Papert, 1980; Resnick, 2012)<text:reference-mark-end text:name="ZOTERO_ITEM CSL_CITATION {&quot;citationID&quot;:&quot;grweirwq&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fg2lO6D0c"/>. It also aligns with PBL literature which advocates the personalisation of projects and the value of exploring concepts using home funds of knowledge <text:reference-mark-start text:name="ZOTERO_ITEM CSL_CITATION {&quot;citationID&quot;:&quot;swotygyo&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0XFMfwgCpd"/>(Moje et al., 2001)<text:reference-mark-end text:name="ZOTERO_ITEM CSL_CITATION {&quot;citationID&quot;:&quot;swotygyo&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0XFMfwgCpd"/></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text:soft-page-break/>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iwpqtuug&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ETbIXJM7BC"/>(Gabler et al., 2005)<text:reference-mark-end text:name="ZOTERO_ITEM CSL_CITATION {&quot;citationID&quot;:&quot;iwpqtuug&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ETbIXJM7BC"/>. HOW TO EXTEND?</text:p>
      <text:h text:style-name="Heading_20_2" text:outline-level="2"><text:bookmark-start text:name="discussion-on-designing-for-learner-agency"/>Discussion on designing for learner agency<text:bookmark-end text:name="discussion-on-designing-for-learner-agency"/></text:h>
      <text:p text:style-name="First_20_paragraph">I propose that learner agency entails the practice of designing and facilitating effective and engaging creative and technical learning environments.</text:p>
      <text:h text:style-name="Heading_20_3" text:outline-level="3"><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D&quot;:&quot;qodpasnv&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axYbUNBYLz"/>(Matusov et al., 2016)<text:reference-mark-end text:name="ZOTERO_ITEM CSL_CITATION {&quot;citationID&quot;:&quot;qodpasnv&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axYbUNBYLz"/>.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3" text:outline-level="3"><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2">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kgkasovp&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1bfE9y8kGL"/>(Stinson and Freebody, 2006; Piazzoli, 2011)<text:reference-mark-end text:name="ZOTERO_ITEM CSL_CITATION {&quot;citationID&quot;:&quot;kgkasovp&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1bfE9y8kGL"/>. The drama process can be viewed as magic circle <text:reference-mark-start text:name="ZOTERO_ITEM CSL_CITATION {&quot;citationID&quot;:&quot;ytmlwyyx&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N5aPLOlz1q"/>(Stenros, 2012; Whitton, 2018)<text:reference-mark-end text:name="ZOTERO_ITEM CSL_CITATION {&quot;citationID&quot;:&quot;ytmlwyyx&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N5aPLOlz1q"/>. A magic circle is a concept which transmits the idea that game players enter a loosely <text:soft-page-break/>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reflection-on-reflecting-in-role"/>Reflection on reflecting in role<text:bookmark-end text:name="reflection-on-reflecting-in-role"/></text:h>
      <text:h text:style-name="Heading_20_4" text:outline-level="4"><text:bookmark-start text:name="reflecting-in-role"/>Reflecting in role<text:bookmark-end text:name="reflecting-in-role"/></text:h>
      <text:p text:style-name="P3">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lutxgtzi&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XO4vginaw"/>(1982:144)<text:reference-mark-end text:name="ZOTERO_ITEM CSL_CITATION {&quot;citationID&quot;:&quot;lutxgtzi&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XO4vginaw"/>.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pwcjfqpr&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8Pijpqeh1c"/>(Sannino, 2015)<text:reference-mark-end text:name="ZOTERO_ITEM CSL_CITATION {&quot;citationID&quot;:&quot;pwcjfqpr&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8Pijpqeh1c"/>.</text:p>
      <text:p text:style-name="Text_20_body">LINK TO EXISTING RESEARCH More links to the limits of reflection processes and the challenges of critical approaches in PBL.</text:p>
      <text:h text:style-name="Heading_20_4" text:outline-level="4"><text:bookmark-start text:name="discussion-on-mediated-chat-and-potential-for-addressing-contradictions-in-activity"/>Discussion on mediated chat and potential for addressing contradictions in activity<text:bookmark-end text:name="discussion-on-mediated-chat-and-potential-for-addressing-contradictions-in-activity"/></text:h>
      <text:p text:style-name="First_20_paragraph">Writing in role.</text:p>
      <text:p text:style-name="Text_20_body">MOVED The start of playful chat with aliens process began when Ed in a moment of free time expanded the use of space initially imagined to address technical needs by initiation a playful <text:soft-page-break/>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2">serious coding</text:span> expressed by other participants.</text:p>
      <text:h text:style-name="Heading_20_3" text:outline-level="3"><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text:soft-page-break/>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uxyelmuq&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GELqLvkdvL"/>(Hagge, 2018)<text:reference-mark-end text:name="ZOTERO_ITEM CSL_CITATION {&quot;citationID&quot;:&quot;uxyelmuq&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GELqLvkdvL"/>. Thus to make one addition to the 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Conclusion<text:bookmark-end text:name="conclusion"/></text:h>
      <text:p text:style-name="First_20_paragraph">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Discussion - Seeding and Nurturing Community Game Making Practices to Facilitate Learner Agency</dc:title>
    <dc:description/>
    <dc:subject/>
    <meta:keyword/>
    <meta:initial-creator/>
    <dc:creator>Mick Chesterman</dc:creator>
    <meta:creation-date>2024-04-23T10:51:52Z</meta:creation-date>
    <dc:date>2024-04-23T11:52:39.331884970</dc:date>
    <meta:editing-duration>PT19S</meta:editing-duration>
    <meta:editing-cycles>1</meta:editing-cycles>
    <meta:document-statistic meta:table-count="1" meta:image-count="0" meta:object-count="0" meta:page-count="18" meta:paragraph-count="220" meta:word-count="7575" meta:character-count="48737" meta:non-whitespace-character-count="41415"/>
    <meta:user-defined meta:name="ZOTERO_PREF_1">&lt;data data-version="3" zotero-version="6.0.35"&gt;&lt;session id="ojVrjVYf"/&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